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d1dd0" officeooo:paragraph-rsid="000d1dd0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d1dd0" officeooo:paragraph-rsid="000d1dd0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in" fo:margin-bottom="0.1965in" style:contextual-spacing="false" style:writing-mode="lr-tb"/>
    </style:style>
    <style:style style:name="P7" style:family="paragraph" style:parent-style-name="Preformatted_20_Text">
      <style:text-properties officeooo:paragraph-rsid="000f21f5"/>
    </style:style>
    <style:style style:name="P8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0f21f5"/>
    </style:style>
    <style:style style:name="P9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0f21f5"/>
    </style:style>
    <style:style style:name="P10" style:family="paragraph" style:parent-style-name="Preformatted_20_Text">
      <style:paragraph-properties style:writing-mode="lr-tb"/>
      <style:text-properties officeooo:paragraph-rsid="000f21f5"/>
    </style:style>
    <style:style style:name="P11" style:family="paragraph" style:parent-style-name="Preformatted_20_Text">
      <style:paragraph-properties fo:margin-top="0in" fo:margin-bottom="0.1965in" style:contextual-spacing="false" style:writing-mode="lr-tb"/>
      <style:text-properties officeooo:paragraph-rsid="000f21f5"/>
    </style:style>
    <style:style style:name="P12" style:family="paragraph" style:parent-style-name="Preformatted_20_Text">
      <style:paragraph-properties style:writing-mode="lr-tb"/>
      <style:text-properties fo:font-weight="bold" style:font-weight-asian="bold" style:font-weight-complex="bold"/>
    </style:style>
    <style:style style:name="P13" style:family="paragraph" style:parent-style-name="Preformatted_20_Text">
      <style:paragraph-properties fo:margin-top="0in" fo:margin-bottom="0.1965in" style:contextual-spacing="false" style:writing-mode="lr-tb"/>
      <style:text-properties officeooo:paragraph-rsid="000f5cb6"/>
    </style:style>
    <style:style style:name="P14" style:family="paragraph" style:parent-style-name="Standard">
      <style:text-properties officeooo:paragraph-rsid="000f21f5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0d1dd0" officeooo:paragraph-rsid="000d1dd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0d1dd0" officeooo:paragraph-rsid="000f21f5" style:font-size-asian="14pt" style:font-weight-asian="bold" style:font-size-complex="14pt" style:font-weight-complex="bold"/>
    </style:style>
    <style:style style:name="P17" style:family="paragraph" style:parent-style-name="Text_20_body" style:list-style-name="L1">
      <style:paragraph-properties fo:margin-top="0in" fo:margin-bottom="0in" style:contextual-spacing="false"/>
      <style:text-properties officeooo:paragraph-rsid="000f21f5"/>
    </style:style>
    <style:style style:name="P18" style:family="paragraph" style:parent-style-name="Text_20_body" style:list-style-name="L1">
      <style:text-properties officeooo:paragraph-rsid="000f21f5"/>
    </style:style>
    <style:style style:name="P19" style:family="paragraph" style:parent-style-name="Text_20_body" style:list-style-name="L2">
      <style:paragraph-properties fo:margin-top="0in" fo:margin-bottom="0in" style:contextual-spacing="false"/>
      <style:text-properties officeooo:paragraph-rsid="000f21f5"/>
    </style:style>
    <style:style style:name="P20" style:family="paragraph" style:parent-style-name="Text_20_body" style:list-style-name="L2">
      <style:text-properties officeooo:paragraph-rsid="000f21f5"/>
    </style:style>
    <style:style style:name="P21" style:family="paragraph" style:parent-style-name="Text_20_body">
      <style:text-properties officeooo:rsid="000d1dd0" officeooo:paragraph-rsid="000f21f5"/>
    </style:style>
    <style:style style:name="P22" style:family="paragraph" style:parent-style-name="Text_20_body">
      <style:text-properties fo:font-weight="bold" officeooo:rsid="000d1dd0" officeooo:paragraph-rsid="000d1dd0" fo:background-color="#ffff00" style:font-weight-asian="bold" style:font-weight-complex="bold"/>
    </style:style>
    <style:style style:name="P23" style:family="paragraph" style:parent-style-name="Text_20_body">
      <style:paragraph-properties fo:margin-left="0in" fo:margin-right="0in" fo:margin-top="0in" fo:margin-bottom="0.0972in" style:contextual-spacing="false" fo:text-indent="0in" style:auto-text-indent="false"/>
      <style:text-properties fo:font-weight="bold" fo:background-color="#ffff00" style:font-weight-asian="bold" style:font-weight-complex="bold"/>
    </style:style>
    <style:style style:name="P24" style:family="paragraph" style:parent-style-name="Text_20_body">
      <style:paragraph-properties fo:margin-left="0in" fo:margin-right="0in" fo:margin-top="0.0791in" fo:margin-bottom="0.1764in" style:contextual-spacing="false" fo:text-indent="0in" style:auto-text-indent="false"/>
      <style:text-properties fo:font-weight="bold" officeooo:paragraph-rsid="000f21f5" fo:background-color="#ffff00" style:font-weight-asian="bold" style:font-weight-complex="bold"/>
    </style:style>
    <style:style style:name="P25" style:family="paragraph" style:parent-style-name="Text_20_body">
      <style:paragraph-properties fo:margin-left="0in" fo:margin-right="0in" fo:margin-top="0in" fo:margin-bottom="0.0972in" style:contextual-spacing="false" fo:text-indent="0in" style:auto-text-indent="false"/>
      <style:text-properties fo:font-weight="bold" fo:background-color="#ffff00" style:font-weight-asian="bold" style:font-weight-complex="bold"/>
    </style:style>
    <style:style style:name="P26" style:family="paragraph" style:parent-style-name="Text_20_body">
      <style:paragraph-properties fo:margin-left="0in" fo:margin-right="0in" fo:margin-top="0in" fo:margin-bottom="0.0972in" style:contextual-spacing="false" fo:text-indent="0in" style:auto-text-indent="false"/>
    </style:style>
    <style:style style:name="P27" style:family="paragraph" style:parent-style-name="Text_20_body">
      <style:paragraph-properties fo:margin-left="0in" fo:margin-right="0in" fo:text-indent="0in" style:auto-text-indent="false"/>
    </style:style>
    <style:style style:name="P28" style:family="paragraph" style:parent-style-name="Text_20_body">
      <style:paragraph-properties fo:margin-left="0in" fo:margin-right="0in" fo:margin-top="0.0791in" fo:margin-bottom="0.1764in" style:contextual-spacing="false" fo:text-indent="0in" style:auto-text-indent="false"/>
    </style:style>
    <style:style style:name="P29" style:family="paragraph" style:parent-style-name="Text_20_body">
      <style:text-properties officeooo:paragraph-rsid="000f21f5"/>
    </style:style>
    <style:style style:name="P30" style:family="paragraph" style:parent-style-name="Text_20_body">
      <style:paragraph-properties fo:margin-top="0.0791in" fo:margin-bottom="0.1366in" style:contextual-spacing="false"/>
      <style:text-properties officeooo:paragraph-rsid="000f21f5"/>
    </style:style>
    <style:style style:name="P31" style:family="paragraph" style:parent-style-name="Text_20_body">
      <style:paragraph-properties fo:margin-top="0.0398in" fo:margin-bottom="0.1366in" style:contextual-spacing="false"/>
      <style:text-properties officeooo:paragraph-rsid="000f21f5"/>
    </style:style>
    <style:style style:name="P32" style:family="paragraph" style:parent-style-name="Text_20_body" style:list-style-name="L3"/>
    <style:style style:name="P33" style:family="paragraph" style:parent-style-name="Text_20_body" style:list-style-name="L3">
      <style:text-properties officeooo:paragraph-rsid="000f21f5"/>
    </style:style>
    <style:style style:name="P34" style:family="paragraph" style:parent-style-name="Text_20_body" style:list-style-name="L4"/>
    <style:style style:name="P35" style:family="paragraph" style:parent-style-name="Text_20_body" style:list-style-name="L5"/>
    <style:style style:name="P36" style:family="paragraph" style:parent-style-name="Text_20_body" style:list-style-name="L6"/>
    <style:style style:name="P37" style:family="paragraph" style:parent-style-name="Text_20_body" style:list-style-name="L7">
      <style:paragraph-properties fo:margin-top="0in" fo:margin-bottom="0in" style:contextual-spacing="false"/>
    </style:style>
    <style:style style:name="P38" style:family="paragraph" style:parent-style-name="Text_20_body" style:list-style-name="L7">
      <style:paragraph-properties fo:margin-top="0in" fo:margin-bottom="0in" style:contextual-spacing="false"/>
      <style:text-properties officeooo:paragraph-rsid="000f21f5"/>
    </style:style>
    <style:style style:name="P39" style:family="paragraph" style:parent-style-name="Text_20_body" style:list-style-name="L7">
      <style:paragraph-properties fo:margin-top="0.0398in" fo:margin-bottom="0.1366in" style:contextual-spacing="false"/>
      <style:text-properties officeooo:paragraph-rsid="000f21f5"/>
    </style:style>
    <style:style style:name="P40" style:family="paragraph" style:parent-style-name="Text_20_body" style:list-style-name="L8">
      <style:text-properties officeooo:paragraph-rsid="000f21f5"/>
    </style:style>
    <style:style style:name="P41" style:family="paragraph" style:parent-style-name="Text_20_body" style:list-style-name="L9">
      <style:text-properties officeooo:paragraph-rsid="000f21f5"/>
    </style:style>
    <style:style style:name="P42" style:family="paragraph" style:parent-style-name="Text_20_body" style:list-style-name="L10">
      <style:text-properties officeooo:paragraph-rsid="000f21f5"/>
    </style:style>
    <style:style style:name="T1" style:family="text">
      <style:text-properties fo:font-weight="bold" fo:background-color="#ffff00" loext:char-shading-value="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officeooo:rsid="000f21f5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3-theory-questions" text:anchor-type="page" text:anchor-page-number="1" svg:x="-0.2917in" svg:y="0in" svg:width="0.2917in" draw:z-index="0">
        <draw:text-box fo:min-height="0.2917in">
          <text:p text:style-name="P27"/>
        </draw:text-box>
      </draw:frame>
      <text:p text:style-name="P2">Exercise 0: Question 6 <text:span text:style-name="T4">Theory</text:span></text:p>
      <text:p text:style-name="P2"/>
      <text:p text:style-name="P22">a) What are the fundamental data types in Python?</text:p>
      <text:p text:style-name="P21"><text:span text:style-name="Strong_20_Emphasis">Fundamental data types</text:span>: int, float, str, list, tuple, dict, set, bool, None.</text:p>
      <text:p text:style-name="P23">b) What is the difference between a list and a tuple in Python?</text:p>
      <text:p text:style-name="P29"><text:span text:style-name="Strong_20_Emphasis">List vs Tuple</text:span>: Lists are mutable (can be changed), whereas tuples are immutable (cannot be changed).</text:p>
      <text:p text:style-name="P23">c) How does Python handle mutable and immutable data types?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9">Mutable types (e.g., list, dict) can be changed after creation.</text:p>
          </table:table-cell>
          <table:table-cell table:style-name="Table1.B1" office:value-type="string">
            <text:p text:style-name="P29">Immutable types (e.g., int, str, tuple) cannot.</text:p>
          </table:table-cell>
        </table:table-row>
      </table:table>
      <text:p text:style-name="P30"><text:s/><text:span text:style-name="T1">d) Explain the difference between for and while loops and when to use one or the other.</text:span></text:p>
      <text:p text:style-name="P29"><text:span text:style-name="Strong_20_Emphasis">For vs While loops</text:span>: 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9">A <text:span text:style-name="Emphasis">for</text:span> loop iterates over a sequence</text:p>
          </table:table-cell>
          <table:table-cell table:style-name="Table2.B1" office:value-type="string">
            <text:p text:style-name="P29">a <text:span text:style-name="Emphasis">while</text:span> loop repeats as long as a condition is true</text:p>
          </table:table-cell>
        </table:table-row>
        <table:table-row>
          <table:table-cell table:style-name="Table2.A2" office:value-type="string">
            <text:p text:style-name="P29">Use a <text:span text:style-name="Emphasis">for</text:span> loop when the number of iterations is known</text:p>
          </table:table-cell>
          <table:table-cell table:style-name="Table2.B2" office:value-type="string">
            <text:p text:style-name="P29">use a <text:span text:style-name="Emphasis">while</text:span> loop for uncertain iteration counts</text:p>
          </table:table-cell>
        </table:table-row>
      </table:table>
      <text:p text:style-name="P28"><text:span text:style-name="T1">e) How do you read a file line-by-line in Python?</text:span></text:p>
      <text:p text:style-name="P14"><text:span text:style-name="Strong_20_Emphasis">Read file line-by-line</text:span>:</text:p>
      <text:p text:style-name="P14"><text:span text:style-name="Source_20_Text"><text:span text:style-name="T3">with open('file.txt', 'r') as f:</text:span></text:span></text:p>
      <text:p text:style-name="P14"><text:span text:style-name="Source_20_Text"><text:span text:style-name="T3"><text:s text:c="4"/>for line in f:</text:span></text:span></text:p>
      <text:p text:style-name="P14"><text:span text:style-name="Source_20_Text"><text:span text:style-name="T3"><text:s text:c="8"/>print(line)</text:span></text:span></text:p>
      <text:p text:style-name="P14"><text:span text:style-name="Source_20_Text"><text:span text:style-name="T1"/></text:span></text:p>
      <text:p text:style-name="P23">f) What is a context manager and why would you need to use it?</text:p>
      <text:p text:style-name="P29">A <text:span text:style-name="T2">context manager</text:span> handles setup and cleanup (e.g., file handling) using <text:span text:style-name="Source_20_Text">with</text:span> statements. It ensures resources are properly released.</text:p>
      <text:p text:style-name="P23">g) Explain the difference between try, except, else, and finally.</text:p>
      <text:p text:style-name="P29"><text:span text:style-name="Strong_20_Emphasis">Try, except, else, finally</text:span>:</text:p>
      <text:list text:style-name="L1">
        <text:list-item>
          <text:p text:style-name="P17"><text:span text:style-name="Emphasis">try</text:span>: Attempt a block of code.</text:p>
        </text:list-item>
        <text:list-item>
          <text:p text:style-name="P17"><text:span text:style-name="Emphasis">except</text:span>: Catch exceptions.</text:p>
        </text:list-item>
        <text:list-item>
          <text:p text:style-name="P17"><text:span text:style-name="Emphasis">else</text:span>: Executes if no exception occurs.</text:p>
        </text:list-item>
        <text:list-item>
          <text:p text:style-name="P18"><text:span text:style-name="Emphasis">finally</text:span>: Executes regardless of exceptions.</text:p>
        </text:list-item>
      </text:list>
      <text:p text:style-name="P23">h) What is the difference between ETL and ELT?</text:p>
      <text:p text:style-name="P31"><text:span text:style-name="Strong_20_Emphasis">ETL vs ELT</text:span>: ETL (Extract, Transform, Load) transforms data before loading it into the destination. ELT (Extract, Load, Transform) loads data first and transforms it afterward.</text:p>
      <text:p text:style-name="P23"><text:soft-page-break/>i) Differentiate between batch processing and streaming processing.</text:p>
      <text:p text:style-name="P29"><text:span text:style-name="Strong_20_Emphasis">Batch vs Streaming processing</text:span>:</text:p>
      <text:list text:style-name="L2">
        <text:list-item>
          <text:p text:style-name="P19"><text:span text:style-name="Emphasis">Batch processing</text:span>: Handles large data sets in chunks.</text:p>
        </text:list-item>
        <text:list-item>
          <text:p text:style-name="P20"><text:span text:style-name="Emphasis">Streaming processing</text:span>: Processes data in real-time as it arrives.</text:p>
        </text:list-item>
      </text:list>
      <text:p text:style-name="P26"><text:span text:style-name="T1">j) What is a data platform?</text:span></text:p>
      <text:p text:style-name="Text_20_body">A <text:span text:style-name="T2">data platform</text:span> is an integrated system for collecting, storing, processing, and analyzing data to support business intelligence and decision-making.</text:p>
      <text:p text:style-name="P16">Exercise <text:span text:style-name="T4">1</text:span>: Question <text:span text:style-name="T4">3 Theory</text:span></text:p>
      <text:p text:style-name="P24">a) Why could it be good to combine duckdb and pandas?</text:p>
      <text:p text:style-name="P21"><text:span text:style-name="Strong_20_Emphasis">Combining DuckDB and Pandas</text:span>: </text:p>
      <text:p text:style-name="P21"><text:span text:style-name="T2">DuckDB</text:span> is a <text:span text:style-name="T2">fast</text:span> <text:span text:style-name="T2">analytical</text:span> SQL database, which allows you to perform complex SQL operations on large datasets. Combining it with Pandas allows you to leverage both SQL-style querying and <text:span text:style-name="T2">Pandas’ powerful data manipulation tools</text:span>, enabling more efficient data processing and analysis.</text:p>
      <text:p text:style-name="P25">b) How do you create a DataFrame in Pandas from a dictionary, a list of dictionaries, and a CSV file, json object?</text:p>
      <text:p text:style-name="P29"><text:span text:style-name="Strong_20_Emphasis">Creating a DataFrame</text:span>:</text:p>
      <text:list text:style-name="L3">
        <text:list-item>
          <text:p text:style-name="P33">From a dictionary:</text:p>
        </text:list-item>
      </text:list>
      <text:p text:style-name="P8"><text:span text:style-name="Source_20_Text"><text:span text:style-name="T2">import pandas as pd</text:span></text:span></text:p>
      <text:p text:style-name="P8"><text:span text:style-name="Source_20_Text"><text:span text:style-name="T2">data = {'A': [1, 2], 'B': [3, 4]}</text:span></text:span></text:p>
      <text:p text:style-name="P8"><text:span text:style-name="Source_20_Text"><text:span text:style-name="T2">df = pd.DataFrame(data)</text:span></text:span></text:p>
      <text:p text:style-name="P8"><text:span text:style-name="Source_20_Text"/></text:p>
      <text:list text:style-name="L8">
        <text:list-item>
          <text:p text:style-name="P40">From a list of dictionaries:</text:p>
        </text:list-item>
      </text:list>
      <text:p text:style-name="P8"><text:span text:style-name="Source_20_Text"><text:span text:style-name="T2">data = [{'A': 1, 'B': 3}, {'A': 2, 'B': 4}]</text:span></text:span></text:p>
      <text:p text:style-name="P11"><text:span text:style-name="Source_20_Text"><text:span text:style-name="T2">df = pd.DataFrame(data)</text:span></text:span></text:p>
      <text:list text:style-name="L9">
        <text:list-item>
          <text:p text:style-name="P41">From a CSV file:</text:p>
        </text:list-item>
      </text:list>
      <text:p text:style-name="P9"><text:span text:style-name="Source_20_Text"><text:span text:style-name="T2">df = pd.read_csv('file.csv')</text:span></text:span></text:p>
      <text:list text:style-name="L10">
        <text:list-item>
          <text:p text:style-name="P42">From a JSON object:</text:p>
        </text:list-item>
      </text:list>
      <text:p text:style-name="P8"><text:span text:style-name="Source_20_Text"><text:span text:style-name="T2">import json</text:span></text:span></text:p>
      <text:p text:style-name="P10"><text:span text:style-name="Source_20_Text"><text:span text:style-name="T2">data = json.loads('{"A": [1, 2], "B": [3, 4]}')</text:span></text:span></text:p>
      <text:p text:style-name="P11"><text:span text:style-name="Source_20_Text"><text:span text:style-name="T2">df = pd.DataFrame(data)</text:span></text:span></text:p>
      <text:p text:style-name="P25">c) What is the difference between .loc[] and .iloc[] for indexing in Pandas?</text:p>
      <text:list text:style-name="L7">
        <text:list-item>
          <text:p text:style-name="P38"><text:span text:style-name="Source_20_Text">.loc[]</text:span> is label-based indexing, used to access rows and columns by label names.</text:p>
        </text:list-item>
        <text:list-item>
          <text:p text:style-name="P39"><text:span text:style-name="Source_20_Text">.iloc[]</text:span> is position-based indexing, used to access rows and columns by their integer positions.</text:p>
        </text:list-item>
      </text:list>
      <text:p text:style-name="P25"><text:soft-page-break/>d) What is the purpose of the .groupby() method in Pandas? How is it used in data aggregation?</text:p>
      <text:p text:style-name="P14">The <text:span text:style-name="Source_20_Text">.groupby()</text:span> method is used to group data by one or more columns and perform aggregate functions (like sum, mean, etc.) on each group.<text:line-break/></text:p>
      <text:p text:style-name="P14">Example:</text:p>
      <text:p text:style-name="P7"/>
      <text:p text:style-name="P9"><text:span text:style-name="Source_20_Text"><text:span text:style-name="T2">df.groupby('column_name').sum()</text:span></text:span></text:p>
      <text:p text:style-name="P25">e) How do you export a pandas dataframe into a csv file?</text:p>
      <text:p text:style-name="P29"><text:span text:style-name="Strong_20_Emphasis"><text:span text:style-name="T5">Export DataFrame to CSV</text:span></text:span><text:span text:style-name="T5">:</text:span></text:p>
      <text:p text:style-name="P9"><text:span text:style-name="Source_20_Text"><text:span text:style-name="T2">df.to_csv('output.csv', index=False)</text:span></text:span></text:p>
      <text:p text:style-name="P25">f) How do you save a pandas dataframe into a duckdb database?</text:p>
      <text:p text:style-name="Text_20_body"><text:span text:style-name="Strong_20_Emphasis"><text:span text:style-name="T5">Save DataFrame to DuckDB</text:span></text:span><text:span text:style-name="T5">:</text:span></text:p>
      <text:p text:style-name="P3"><text:span text:style-name="Source_20_Text"><text:span text:style-name="T2">import duckdb</text:span></text:span></text:p>
      <text:p text:style-name="P5"><text:span text:style-name="Source_20_Text"><text:span text:style-name="T2">import pandas as pd</text:span></text:span></text:p>
      <text:p text:style-name="P12"/>
      <text:p text:style-name="P5"><text:span text:style-name="Source_20_Text"><text:span text:style-name="T5"># Assuming df is your pandas dataframe</text:span></text:span></text:p>
      <text:p text:style-name="P5"><text:span text:style-name="Source_20_Text"><text:span text:style-name="T5"/></text:span></text:p>
      <text:p text:style-name="P13"><text:span text:style-name="Source_20_Text"><text:span text:style-name="T2">duckdb.connect('mydatabase.db').execute(</text:span></text:span></text:p>
      <text:p text:style-name="P13"><text:span text:style-name="Source_20_Text"><text:span text:style-name="T2"><text:tab/>'CREATE TABLE my_table AS SELECT * FROM df'</text:span></text:span></text:p>
      <text:p text:style-name="P13"><text:span text:style-name="Source_20_Text"><text:span text:style-name="T2"><text:tab/>)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09:26:57.461000000</meta:creation-date>
    <dc:date>2025-01-18T18:59:57.392000000</dc:date>
    <meta:editing-duration>PT1H47M28S</meta:editing-duration>
    <meta:editing-cycles>2</meta:editing-cycles>
    <meta:generator>LibreOffice/24.2.1.2$Windows_X86_64 LibreOffice_project/db4def46b0453cc22e2d0305797cf981b68ef5ac</meta:generator>
    <meta:document-statistic meta:table-count="2" meta:image-count="0" meta:object-count="0" meta:page-count="3" meta:paragraph-count="72" meta:word-count="620" meta:character-count="3702" meta:non-whitespace-character-count="3148"/>
  </office:meta>
</office:document-meta>
</file>